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4pt"/>
    </style:style>
    <style:style style:name="P3" style:family="paragraph">
      <style:text-properties fo:font-size="11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cm" svg:height="0.962cm" svg:x="5.96cm" svg:y="8.636cm">
          <draw:text-box>
            <text:p>Coreutils</text:p>
          </draw:text-box>
        </draw:frame>
        <draw:frame draw:style-name="gr1" draw:text-style-name="P2" xml:id="id2" draw:id="id2" draw:layer="layout" svg:width="2.504cm" svg:height="0.806cm" svg:x="9.815cm" svg:y="8.714cm">
          <draw:text-box>
            <text:p text:style-name="P2">Common</text:p>
          </draw:text-box>
        </draw:frame>
        <draw:frame draw:style-name="gr2" draw:text-style-name="P3" xml:id="id6" draw:id="id6" draw:layer="layout" svg:width="2.382cm" svg:height="0.692cm" svg:x="12.817cm" svg:y="6.023cm">
          <draw:text-box>
            <text:p text:style-name="P3">Categories</text:p>
          </draw:text-box>
        </draw:frame>
        <draw:connector draw:style-name="gr3" draw:text-style-name="P4" draw:layer="layout" draw:type="line" svg:x1="8.96cm" svg:y1="9.117cm" svg:x2="9.815cm" svg:y2="9.117cm" draw:start-shape="id1" draw:start-glue-point="1" draw:end-shape="id2" svg:d="M8960 9117h855" svg:viewBox="0 0 856 1">
          <text:p/>
        </draw:connector>
        <draw:connector draw:style-name="gr3" draw:text-style-name="P4" draw:layer="layout" draw:type="line" svg:x1="8.96cm" svg:y1="9.117cm" svg:x2="9.815cm" svg:y2="7.123cm" draw:start-shape="id1" draw:start-glue-point="1" draw:end-shape="id3" svg:d="M8960 9117l855-1994" svg:viewBox="0 0 856 1995">
          <text:p/>
        </draw:connector>
        <draw:connector draw:style-name="gr3" draw:text-style-name="P4" draw:layer="layout" draw:type="line" svg:x1="8.96cm" svg:y1="9.117cm" svg:x2="9.815cm" svg:y2="11.052cm" draw:end-shape="id4" draw:end-glue-point="3" svg:d="M8960 9117l855 1935" svg:viewBox="0 0 856 1936">
          <text:p/>
        </draw:connector>
        <draw:connector draw:style-name="gr3" draw:text-style-name="P4" draw:layer="layout" draw:type="line" svg:x1="7.46cm" svg:y1="9.598cm" svg:x2="7.46cm" svg:y2="10.478cm" draw:start-shape="id1" draw:start-glue-point="2" draw:end-shape="id5" draw:end-glue-point="0" svg:d="M7460 9598v880" svg:viewBox="0 0 1 881">
          <text:p/>
        </draw:connector>
        <draw:connector draw:style-name="gr3" draw:text-style-name="P4" draw:layer="layout" draw:type="line" svg:x1="11.879cm" svg:y1="7.123cm" svg:x2="12.817cm" svg:y2="6.369cm" draw:start-shape="id3" draw:start-glue-point="1" draw:end-shape="id6" draw:end-glue-point="3" svg:d="M11879 7123l938-754" svg:viewBox="0 0 939 755">
          <text:p/>
        </draw:connector>
        <draw:connector draw:style-name="gr3" draw:text-style-name="P4" draw:layer="layout" draw:type="line" svg:x1="11.879cm" svg:y1="7.123cm" svg:x2="12.817cm" svg:y2="7.8cm" draw:start-shape="id3" draw:start-glue-point="1" draw:end-shape="id7" draw:end-glue-point="3" svg:d="M11879 7123l938 677" svg:viewBox="0 0 939 678">
          <text:p/>
        </draw:connector>
        <draw:connector draw:style-name="gr3" draw:text-style-name="P4" draw:layer="layout" draw:type="line" svg:x1="11.879cm" svg:y1="7.123cm" svg:x2="12.817cm" svg:y2="7.123cm" draw:start-shape="id3" draw:end-shape="id8" svg:d="M11879 7123h938" svg:viewBox="0 0 939 1">
          <text:p/>
        </draw:connector>
        <draw:connector draw:style-name="gr3" draw:text-style-name="P4" draw:layer="layout" draw:type="line" svg:x1="7.46cm" svg:y1="11.611cm" svg:x2="8.573cm" svg:y2="12.61cm" draw:start-shape="id5" draw:start-glue-point="2" draw:end-shape="id9" draw:end-glue-point="0" svg:d="M7460 11611l1113 999" svg:viewBox="0 0 1114 1000">
          <text:p/>
        </draw:connector>
        <draw:connector draw:style-name="gr3" draw:text-style-name="P4" draw:layer="layout" draw:type="line" svg:x1="14.31cm" svg:y1="7.123cm" svg:x2="16.053cm" svg:y2="7.887cm" draw:start-shape="id8" draw:start-glue-point="1" draw:end-shape="id10" svg:d="M14310 7123l1743 764" svg:viewBox="0 0 1744 765">
          <text:p/>
        </draw:connector>
        <draw:connector draw:style-name="gr3" draw:text-style-name="P4" draw:layer="layout" draw:type="line" svg:x1="16.19cm" svg:y1="11.052cm" svg:x2="16.716cm" svg:y2="11.052cm" draw:end-shape="id11" svg:d="M16190 11052h526" svg:viewBox="0 0 527 1">
          <text:p/>
        </draw:connector>
        <draw:connector draw:style-name="gr3" draw:text-style-name="P4" draw:layer="layout" draw:type="line" svg:x1="7.46cm" svg:y1="11.611cm" svg:x2="6.391cm" svg:y2="12.61cm" draw:start-shape="id5" draw:start-glue-point="2" draw:end-shape="id12" draw:end-glue-point="0" svg:d="M7460 11611l-1069 999" svg:viewBox="0 0 1070 1000">
          <text:p/>
        </draw:connector>
        <draw:connector draw:style-name="gr3" draw:text-style-name="P4" draw:layer="layout" draw:type="line" svg:x1="14.31cm" svg:y1="7.123cm" svg:x2="15.909cm" svg:y2="9.033cm" draw:start-shape="id8" draw:start-glue-point="1" draw:end-shape="id13" svg:d="M14310 7123l1599 1910" svg:viewBox="0 0 1600 1911">
          <text:p/>
        </draw:connector>
        <draw:connector draw:style-name="gr3" draw:text-style-name="P4" draw:layer="layout" draw:type="line" svg:x1="18.367cm" svg:y1="7.076cm" svg:x2="18.812cm" svg:y2="7.076cm" draw:start-shape="id14" draw:start-glue-point="1" draw:end-shape="id15" svg:d="M18367 7076h445" svg:viewBox="0 0 446 1">
          <text:p/>
        </draw:connector>
        <draw:connector draw:style-name="gr3" draw:text-style-name="P4" draw:layer="layout" draw:type="line" svg:x1="13.692cm" svg:y1="8.146cm" svg:x2="15.949cm" svg:y2="9.811cm" draw:start-shape="id7" draw:start-glue-point="2" draw:end-shape="id16" draw:end-glue-point="3" svg:d="M13692 8146l2257 1665" svg:viewBox="0 0 2258 1666">
          <text:p/>
        </draw:connector>
        <draw:connector draw:style-name="gr3" draw:text-style-name="P4" draw:layer="layout" draw:type="line" svg:x1="12.078cm" svg:y1="11.052cm" svg:x2="12.636cm" svg:y2="11.052cm" draw:start-shape="id4" draw:start-glue-point="1" draw:end-shape="id17" draw:end-glue-point="3" svg:d="M12078 11052h558" svg:viewBox="0 0 559 1">
          <text:p/>
        </draw:connector>
        <draw:connector draw:style-name="gr3" draw:text-style-name="P4" draw:layer="layout" draw:type="line" svg:x1="6.391cm" svg:y1="13.302cm" svg:x2="6.391cm" svg:y2="13.947cm" draw:start-shape="id12" draw:start-glue-point="2" draw:end-shape="id18" draw:end-glue-point="0" svg:d="M6391 13302v645" svg:viewBox="0 0 1 646">
          <text:p/>
        </draw:connector>
        <draw:connector draw:style-name="gr3" draw:text-style-name="P4" draw:layer="layout" draw:type="line" svg:x1="16.877cm" svg:y1="8.687cm" svg:x2="16.877cm" svg:y2="8.233cm" draw:start-shape="id13" draw:start-glue-point="0" draw:end-shape="id10" draw:end-glue-point="2" svg:d="M16877 8687v-454" svg:viewBox="0 0 1 455">
          <text:p/>
        </draw:connector>
        <draw:connector draw:style-name="gr3" draw:text-style-name="P4" draw:layer="layout" draw:type="line" svg:x1="12.078cm" svg:y1="11.052cm" svg:x2="12.636cm" svg:y2="12.6cm" draw:start-shape="id4" draw:start-glue-point="1" draw:end-shape="id19" svg:d="M12078 11052l558 1548" svg:viewBox="0 0 559 1549">
          <text:p/>
        </draw:connector>
        <draw:frame draw:style-name="gr2" draw:text-style-name="P3" xml:id="id8" draw:id="id8" draw:layer="layout" svg:width="1.493cm" svg:height="0.692cm" svg:x="12.817cm" svg:y="6.777cm">
          <draw:text-box>
            <text:p text:style-name="P3">Rules</text:p>
          </draw:text-box>
        </draw:frame>
        <draw:frame draw:style-name="gr4" draw:text-style-name="P2" xml:id="id3" draw:id="id3" draw:layer="layout" svg:width="2.064cm" svg:height="0.806cm" svg:x="9.815cm" svg:y="6.72cm">
          <draw:text-box>
            <text:p text:style-name="P2">Testing</text:p>
          </draw:text-box>
        </draw:frame>
        <draw:frame draw:style-name="gr1" draw:text-style-name="P2" xml:id="id4" draw:id="id4" draw:layer="layout" svg:width="2.263cm" svg:height="0.806cm" svg:x="9.815cm" svg:y="10.649cm">
          <draw:text-box>
            <text:p text:style-name="P2">Logging</text:p>
          </draw:text-box>
        </draw:frame>
        <draw:frame draw:style-name="gr2" draw:text-style-name="P3" xml:id="id7" draw:id="id7" draw:layer="layout" svg:width="1.751cm" svg:height="0.692cm" svg:x="12.817cm" svg:y="7.454cm">
          <draw:text-box>
            <text:p text:style-name="P3">Utilities</text:p>
          </draw:text-box>
        </draw:frame>
        <draw:frame draw:style-name="gr2" draw:text-style-name="P3" xml:id="id17" draw:id="id17" draw:layer="layout" svg:width="1.687cm" svg:height="0.692cm" svg:x="12.636cm" svg:y="10.706cm">
          <draw:text-box>
            <text:p text:style-name="P3">Unifies</text:p>
          </draw:text-box>
        </draw:frame>
        <draw:frame draw:style-name="gr2" draw:text-style-name="P3" xml:id="id19" draw:id="id19" draw:layer="layout" svg:width="2.424cm" svg:height="1.133cm" svg:x="12.636cm" svg:y="12.034cm">
          <draw:text-box>
            <text:p text:style-name="P3">Integrates</text:p>
            <text:p text:style-name="P3">with SLF4J</text:p>
          </draw:text-box>
        </draw:frame>
        <draw:frame draw:style-name="gr2" draw:text-style-name="P3" xml:id="id11" draw:id="id11" draw:layer="layout" svg:width="2.382cm" svg:height="0.692cm" svg:x="16.716cm" svg:y="10.706cm">
          <draw:text-box>
            <text:p text:style-name="P3">Appenders</text:p>
          </draw:text-box>
        </draw:frame>
        <draw:frame draw:style-name="gr2" draw:text-style-name="P3" xml:id="id20" draw:id="id20" draw:layer="layout" svg:width="1.582cm" svg:height="0.692cm" svg:x="16.023cm" svg:y="5.366cm">
          <draw:text-box>
            <text:p text:style-name="P3">Sanity</text:p>
          </draw:text-box>
        </draw:frame>
        <draw:connector draw:style-name="gr3" draw:text-style-name="P4" draw:layer="layout" draw:type="line" svg:x1="15.199cm" svg:y1="6.369cm" svg:x2="16.023cm" svg:y2="5.712cm" draw:start-shape="id6" draw:end-shape="id20" draw:end-glue-point="3" svg:d="M15199 6369l824-657" svg:viewBox="0 0 825 658">
          <text:p/>
        </draw:connector>
        <draw:connector draw:style-name="gr3" draw:text-style-name="P4" draw:layer="layout" draw:type="line" svg:x1="15.199cm" svg:y1="6.369cm" svg:x2="16.023cm" svg:y2="7.076cm" draw:start-shape="id6" draw:end-shape="id14" draw:end-glue-point="3" svg:d="M15199 6369l824 707" svg:viewBox="0 0 825 708">
          <text:p/>
        </draw:connector>
        <draw:connector draw:style-name="gr3" draw:text-style-name="P4" draw:layer="layout" draw:type="line" svg:x1="15.199cm" svg:y1="6.369cm" svg:x2="16.023cm" svg:y2="6.369cm" draw:start-shape="id6" draw:start-glue-point="1" draw:end-shape="id21" svg:d="M15199 6369h824" svg:viewBox="0 0 825 1">
          <text:p/>
        </draw:connector>
        <draw:frame draw:style-name="gr2" draw:text-style-name="P3" xml:id="id21" draw:id="id21" draw:layer="layout" svg:width="2.293cm" svg:height="0.692cm" svg:x="16.023cm" svg:y="6.023cm">
          <draw:text-box>
            <text:p text:style-name="P3">Functional</text:p>
          </draw:text-box>
        </draw:frame>
        <draw:frame draw:style-name="gr2" draw:text-style-name="P3" xml:id="id14" draw:id="id14" draw:layer="layout" svg:width="2.344cm" svg:height="0.692cm" svg:x="16.023cm" svg:y="6.73cm">
          <draw:text-box>
            <text:p text:style-name="P3">Integration</text:p>
          </draw:text-box>
        </draw:frame>
        <draw:custom-shape draw:style-name="gr5" draw:text-style-name="P4" draw:layer="layout" svg:width="0.295cm" svg:height="1.181cm" svg:x="18.437cm" svg:y="5.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2.521cm" svg:height="0.692cm" svg:x="18.859cm" svg:y="5.634cm">
          <draw:text-box>
            <text:p text:style-name="P3">Unit Testing</text:p>
          </draw:text-box>
        </draw:frame>
        <draw:frame draw:style-name="gr2" draw:text-style-name="P3" xml:id="id15" draw:id="id15" draw:layer="layout" svg:width="3.673cm" svg:height="0.692cm" svg:x="18.812cm" svg:y="6.73cm">
          <draw:text-box>
            <text:p text:style-name="P3">Integration Testing</text:p>
          </draw:text-box>
        </draw:frame>
        <draw:custom-shape draw:style-name="gr5" draw:text-style-name="P4" draw:layer="layout" svg:width="0.295cm" svg:height="2.159cm" svg:x="22.337cm" svg:y="5.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2.475cm" svg:height="2.015cm" svg:x="22.572cm" svg:y="5.49cm">
          <draw:text-box>
            <text:p text:style-name="P3">- Maven</text:p>
            <text:p text:style-name="P3">- GitHub</text:p>
            <text:p text:style-name="P3">- Travis CI</text:p>
            <text:p text:style-name="P3">- Cobertura</text:p>
          </draw:text-box>
        </draw:frame>
        <draw:frame draw:style-name="gr2" draw:text-style-name="P3" xml:id="id23" draw:id="id23" draw:layer="layout" svg:width="3.923cm" svg:height="1.133cm" svg:x="19.687cm" svg:y="8.37cm">
          <draw:text-box>
            <text:p text:style-name="P5">- MockServer</text:p>
            <text:p text:style-name="P6">- Embedded Mongo</text:p>
          </draw:text-box>
        </draw:frame>
        <draw:custom-shape draw:style-name="gr6" draw:text-style-name="P6" draw:layer="layout" svg:width="0.254cm" svg:height="1.397cm" svg:x="14.171cm" svg:y="10.354cm">
          <text:p text:style-name="P6"/>
          <draw:enhanced-geometry svg:viewBox="0 0 21600 21600" draw:glue-points="21600 0 0 10800 21600 21600" draw:text-areas="13800 ?f9 21600 ?f10" draw:mirror-vertical="false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1.865cm" svg:height="1.574cm" svg:x="14.325cm" svg:y="10.265cm">
          <draw:text-box>
            <text:p text:style-name="P3">- Log4j</text:p>
            <text:p text:style-name="P3">- j.u.l</text:p>
            <text:p text:style-name="P3">- SLF4J</text:p>
          </draw:text-box>
        </draw:frame>
        <draw:frame draw:style-name="gr2" draw:text-style-name="P3" xml:id="id10" draw:id="id10" draw:layer="layout" svg:width="1.649cm" svg:height="0.692cm" svg:x="16.053cm" svg:y="7.541cm">
          <draw:text-box>
            <text:p text:style-name="P3">Printer</text:p>
          </draw:text-box>
        </draw:frame>
        <draw:frame draw:style-name="gr2" draw:text-style-name="P3" xml:id="id13" draw:id="id13" draw:layer="layout" svg:width="1.937cm" svg:height="0.692cm" svg:x="15.909cm" svg:y="8.687cm">
          <draw:text-box>
            <text:p text:style-name="P3">Watcher</text:p>
          </draw:text-box>
        </draw:frame>
        <draw:frame draw:style-name="gr2" draw:text-style-name="P3" xml:id="id16" draw:id="id16" draw:layer="layout" svg:width="3.487cm" svg:height="0.692cm" svg:x="15.949cm" svg:y="9.465cm">
          <draw:text-box>
            <text:p text:style-name="P3">Resource Loader</text:p>
          </draw:text-box>
        </draw:frame>
        <draw:frame draw:style-name="gr2" draw:text-style-name="P3" xml:id="id22" draw:id="id22" draw:layer="layout" svg:width="2.686cm" svg:height="1.133cm" svg:x="18.456cm" svg:y="11.956cm">
          <draw:text-box>
            <text:p text:style-name="P6">Environment</text:p>
            <text:p text:style-name="P6">Properties</text:p>
          </draw:text-box>
        </draw:frame>
        <draw:frame draw:style-name="gr2" draw:text-style-name="P3" xml:id="id5" draw:id="id5" draw:layer="layout" svg:width="2.06cm" svg:height="1.133cm" svg:x="6.43cm" svg:y="10.478cm">
          <draw:text-box>
            <text:p text:style-name="P6">Build</text:p>
            <text:p text:style-name="P6">Profiles *</text:p>
          </draw:text-box>
        </draw:frame>
        <draw:frame draw:style-name="gr2" draw:text-style-name="P3" xml:id="id12" draw:id="id12" draw:layer="layout" svg:width="1.996cm" svg:height="0.692cm" svg:x="5.393cm" svg:y="12.61cm">
          <draw:text-box>
            <text:p text:style-name="P3">(Default)</text:p>
          </draw:text-box>
        </draw:frame>
        <draw:frame draw:style-name="gr2" draw:text-style-name="P3" xml:id="id9" draw:id="id9" draw:layer="layout" svg:width="2.623cm" svg:height="0.692cm" svg:x="7.262cm" svg:y="12.61cm">
          <draw:text-box>
            <text:p text:style-name="P3">Activated by</text:p>
          </draw:text-box>
        </draw:frame>
        <draw:connector draw:style-name="gr3" draw:text-style-name="P4" draw:layer="layout" draw:type="curve" svg:x1="17.702cm" svg:y1="7.887cm" svg:x2="19.799cm" svg:y2="11.956cm" draw:start-shape="id10" draw:start-glue-point="1" draw:end-shape="id22" svg:d="M17702 7887c1398 0 2097 1356 2097 4069" svg:viewBox="0 0 2098 4070">
          <text:p/>
        </draw:connector>
        <draw:connector draw:style-name="gr3" draw:text-style-name="P4" draw:layer="layout" draw:type="curve" svg:x1="20.648cm" svg:y1="7.422cm" svg:x2="21.648cm" svg:y2="8.37cm" draw:start-shape="id15" draw:start-glue-point="2" draw:end-shape="id23" draw:end-glue-point="0" svg:d="M20648 7422c0 711 1000 237 1000 948" svg:viewBox="0 0 1001 949">
          <text:p/>
        </draw:connector>
        <draw:frame draw:style-name="gr2" draw:text-style-name="P3" xml:id="id18" draw:id="id18" draw:layer="layout" svg:width="3.474cm" svg:height="1.133cm" svg:x="4.654cm" svg:y="13.947cm">
          <draw:text-box>
            <text:p text:style-name="P6">Silent: no output </text:p>
            <text:p text:style-name="P6">to stdout, no logs</text:p>
          </draw:text-box>
        </draw:frame>
        <draw:frame draw:style-name="gr7" draw:text-style-name="P6" xml:id="id24" draw:id="id24" draw:layer="layout" svg:width="3.937cm" svg:height="1.143cm" svg:x="8.11cm" svg:y="14.491cm">
          <draw:text-box>
            <text:p text:style-name="P6">Output to: stdout or</text:p>
            <text:p text:style-name="P6">temporary log file</text:p>
          </draw:text-box>
        </draw:frame>
        <draw:connector draw:style-name="gr3" draw:text-style-name="P4" draw:layer="layout" draw:type="line" svg:x1="8.573cm" svg:y1="13.302cm" svg:x2="10.078cm" svg:y2="14.491cm" draw:start-shape="id9" draw:start-glue-point="2" draw:end-shape="id24" draw:end-glue-point="0" svg:d="M8573 13302l1505 1189" svg:viewBox="0 0 1506 1190">
          <text:p/>
        </draw:connector>
        <draw:connector draw:style-name="gr3" draw:text-style-name="P4" draw:layer="layout" draw:type="curve" svg:x1="8.573cm" svg:y1="13.302cm" svg:x2="19.799cm" svg:y2="13.089cm" draw:start-shape="id9" draw:start-glue-point="2" draw:end-shape="id22" svg:d="M8573 13302c0 750 11226 856 11226-213" svg:viewBox="0 0 11227 790">
          <text:p/>
        </draw:connector>
        <draw:connector draw:style-name="gr3" draw:text-style-name="P4" draw:layer="layout" draw:type="curve" svg:x1="17.907cm" svg:y1="11.398cm" svg:x2="12.047cm" svg:y2="15.062cm" draw:start-shape="id11" draw:start-glue-point="2" draw:end-shape="id24" draw:end-glue-point="1" svg:d="M17907 11398c0 2443-1953 3664-5860 3664" svg:viewBox="0 0 5861 3665">
          <text:p/>
        </draw:connector>
        <draw:frame draw:style-name="gr1" draw:text-style-name="P1" xml:id="id25" draw:id="id25" draw:layer="layout" svg:width="4.232cm" svg:height="0.962cm" svg:x="5.064cm" svg:y="17.183cm">
          <draw:text-box>
            <text:p>Relevantdata</text:p>
          </draw:text-box>
        </draw:frame>
        <draw:frame draw:style-name="gr1" draw:text-style-name="P2" xml:id="id26" draw:id="id26" draw:layer="layout" svg:width="10.332cm" svg:height="0.806cm" svg:x="9.919cm" svg:y="16.567cm">
          <draw:text-box>
            <text:p text:style-name="P7">Distributed in-memory data grid + messaging</text:p>
          </draw:text-box>
        </draw:frame>
        <draw:frame draw:style-name="gr1" draw:text-style-name="P2" xml:id="id27" draw:id="id27" draw:layer="layout" svg:width="10.251cm" svg:height="0.806cm" svg:x="9.919cm" svg:y="17.999cm">
          <draw:text-box>
            <text:p text:style-name="P7">AoT instrumentation to enable green threads</text:p>
          </draw:text-box>
        </draw:frame>
        <draw:connector draw:style-name="gr3" draw:text-style-name="P4" draw:layer="layout" draw:type="line" svg:x1="9.296cm" svg:y1="17.664cm" svg:x2="9.919cm" svg:y2="16.97cm" draw:start-shape="id25" draw:start-glue-point="1" draw:end-shape="id26" svg:d="M9296 17664l623-694" svg:viewBox="0 0 624 695">
          <text:p/>
        </draw:connector>
        <draw:connector draw:style-name="gr3" draw:text-style-name="P4" draw:layer="layout" draw:type="line" svg:x1="9.296cm" svg:y1="17.664cm" svg:x2="9.919cm" svg:y2="18.402cm" draw:start-shape="id25" draw:start-glue-point="1" draw:end-shape="id27" draw:end-glue-point="3" svg:d="M9296 17664l623 738" svg:viewBox="0 0 624 739">
          <text:p/>
        </draw:connector>
        <draw:custom-shape draw:style-name="gr5" draw:text-style-name="P4" draw:layer="layout" svg:width="0.295cm" svg:height="2.159cm" svg:x="20.177cm" svg:y="16.5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6.543cm" svg:height="1.574cm" svg:x="20.412cm" svg:y="17.094cm">
          <draw:text-box>
            <text:p text:style-name="P3">- Data ingestion (plug-ins for NCBI </text:p>
            <text:p text:style-name="P3">and TDWG)</text:p>
            <text:p text:style-name="P3">- … more coming</text:p>
          </draw:text-box>
        </draw:frame>
        <draw:frame draw:style-name="gr1" draw:text-style-name="P1" xml:id="id28" draw:id="id28" draw:layer="layout" svg:width="4.409cm" svg:height="0.962cm" svg:x="5.064cm" svg:y="2.976cm">
          <draw:text-box>
            <text:p>Opengateway</text:p>
          </draw:text-box>
        </draw:frame>
        <draw:connector draw:style-name="gr3" draw:text-style-name="P4" draw:layer="layout" draw:type="line" svg:x1="9.473cm" svg:y1="3.457cm" svg:x2="10.581cm" svg:y2="2.533cm" draw:start-shape="id28" draw:start-glue-point="1" draw:end-shape="id29" draw:end-glue-point="3" svg:d="M9473 3457l1108-924" svg:viewBox="0 0 1109 925">
          <text:p/>
        </draw:connector>
        <draw:frame draw:style-name="gr1" draw:text-style-name="P2" xml:id="id29" draw:id="id29" draw:layer="layout" svg:width="4.934cm" svg:height="0.806cm" svg:x="10.581cm" svg:y="2.13cm">
          <draw:text-box>
            <text:p text:style-name="P2">API gateway pattern</text:p>
          </draw:text-box>
        </draw:frame>
        <draw:connector draw:style-name="gr3" draw:text-style-name="P4" draw:layer="layout" draw:type="line" svg:x1="9.473cm" svg:y1="3.457cm" svg:x2="10.581cm" svg:y2="3.457cm" draw:start-shape="id28" draw:start-glue-point="1" draw:end-shape="id30" svg:d="M9473 3457h1108" svg:viewBox="0 0 1109 1">
          <text:p/>
        </draw:connector>
        <draw:frame draw:style-name="gr1" draw:text-style-name="P2" xml:id="id30" draw:id="id30" draw:layer="layout" svg:width="2.614cm" svg:height="0.806cm" svg:x="10.581cm" svg:y="3.054cm">
          <draw:text-box>
            <text:p text:style-name="P2">Clustered</text:p>
          </draw:text-box>
        </draw:frame>
        <draw:frame draw:style-name="gr1" draw:text-style-name="P2" xml:id="id31" draw:id="id31" draw:layer="layout" svg:width="2.369cm" svg:height="0.806cm" svg:x="10.581cm" svg:y="3.975cm">
          <draw:text-box>
            <text:p text:style-name="P2">Daemon</text:p>
          </draw:text-box>
        </draw:frame>
        <draw:connector draw:style-name="gr3" draw:text-style-name="P4" draw:layer="layout" draw:type="line" svg:x1="9.473cm" svg:y1="3.457cm" svg:x2="10.581cm" svg:y2="4.378cm" draw:start-shape="id28" draw:start-glue-point="1" draw:end-shape="id31" draw:end-glue-point="3" svg:d="M9473 3457l1108 921" svg:viewBox="0 0 1109 922">
          <text:p/>
        </draw:connector>
        <draw:frame draw:style-name="gr2" draw:text-style-name="P3" xml:id="id35" draw:id="id35" draw:layer="layout" svg:width="3.817cm" svg:height="0.692cm" svg:x="13.573cm" svg:y="4.032cm">
          <draw:text-box>
            <text:p text:style-name="P3">Management script</text:p>
          </draw:text-box>
        </draw:frame>
        <draw:frame draw:style-name="gr2" draw:text-style-name="P3" xml:id="id36" draw:id="id36" draw:layer="layout" svg:width="2.119cm" svg:height="0.692cm" svg:x="18.018cm" svg:y="4.032cm">
          <draw:text-box>
            <text:p text:style-name="P3">UBER jar</text:p>
          </draw:text-box>
        </draw:frame>
        <draw:frame draw:style-name="gr2" draw:text-style-name="P3" xml:id="id32" draw:id="id32" draw:layer="layout" svg:width="5.159cm" svg:height="0.692cm" svg:x="16.175cm" svg:y="1.489cm">
          <draw:text-box>
            <text:p text:style-name="P3">HTTP, WebSockets, SMTP</text:p>
          </draw:text-box>
        </draw:frame>
        <draw:connector draw:style-name="gr3" draw:text-style-name="P4" draw:layer="layout" draw:type="line" svg:x1="15.515cm" svg:y1="2.533cm" svg:x2="16.175cm" svg:y2="1.835cm" draw:start-shape="id29" draw:start-glue-point="1" draw:end-shape="id32" draw:end-glue-point="3" svg:d="M15515 2533l660-698" svg:viewBox="0 0 661 699">
          <text:p/>
        </draw:connector>
        <draw:connector draw:style-name="gr3" draw:text-style-name="P4" draw:layer="layout" draw:type="line" svg:x1="15.515cm" svg:y1="2.533cm" svg:x2="16.175cm" svg:y2="3.199cm" draw:start-shape="id29" draw:end-shape="id33" draw:end-glue-point="3" svg:d="M15515 2533l660 666" svg:viewBox="0 0 661 667">
          <text:p/>
        </draw:connector>
        <draw:connector draw:style-name="gr3" draw:text-style-name="P4" draw:layer="layout" draw:type="line" svg:x1="15.515cm" svg:y1="2.533cm" svg:x2="16.175cm" svg:y2="2.533cm" draw:start-shape="id29" draw:end-shape="id34" svg:d="M15515 2533h660" svg:viewBox="0 0 661 1">
          <text:p/>
        </draw:connector>
        <draw:frame draw:style-name="gr2" draw:text-style-name="P3" xml:id="id34" draw:id="id34" draw:layer="layout" svg:width="3.042cm" svg:height="0.692cm" svg:x="16.175cm" svg:y="2.187cm">
          <draw:text-box>
            <text:p text:style-name="P3">AuthN + AuthZ</text:p>
          </draw:text-box>
        </draw:frame>
        <draw:frame draw:style-name="gr2" draw:text-style-name="P3" xml:id="id33" draw:id="id33" draw:layer="layout" svg:width="3.736cm" svg:height="0.692cm" svg:x="16.175cm" svg:y="2.853cm">
          <draw:text-box>
            <text:p text:style-name="P3">Workload balancer</text:p>
          </draw:text-box>
        </draw:frame>
        <draw:connector draw:style-name="gr3" draw:text-style-name="P4" draw:layer="layout" draw:type="line" svg:x1="12.95cm" svg:y1="4.378cm" svg:x2="13.573cm" svg:y2="4.378cm" draw:start-shape="id31" draw:start-glue-point="1" draw:end-shape="id35" svg:d="M12950 4378h623" svg:viewBox="0 0 624 1">
          <text:p/>
        </draw:connector>
        <draw:connector draw:style-name="gr3" draw:text-style-name="P4" draw:layer="layout" draw:type="line" svg:x1="17.39cm" svg:y1="4.378cm" svg:x2="18.018cm" svg:y2="4.378cm" draw:start-shape="id35" draw:start-glue-point="1" draw:end-shape="id36" svg:d="M17390 4378h628" svg:viewBox="0 0 629 1">
          <text:p/>
        </draw:connector>
        <draw:frame draw:style-name="gr2" draw:text-style-name="P3" xml:id="id37" draw:id="id37" draw:layer="layout" svg:width="7.326cm" svg:height="0.692cm" svg:x="20.818cm" svg:y="4.032cm">
          <draw:text-box>
            <text:p text:style-name="P3">Container + Java 8 + Vert.x (preloaded)</text:p>
          </draw:text-box>
        </draw:frame>
        <draw:connector draw:style-name="gr3" draw:text-style-name="P4" draw:layer="layout" draw:type="line" svg:x1="20.137cm" svg:y1="4.378cm" svg:x2="20.818cm" svg:y2="4.378cm" draw:start-shape="id36" draw:start-glue-point="1" draw:end-shape="id37" svg:d="M20137 4378h681" svg:viewBox="0 0 682 1">
          <text:p/>
        </draw:connector>
        <draw:custom-shape draw:style-name="gr5" draw:text-style-name="P4" draw:layer="layout" svg:width="0.295cm" svg:height="1.905cm" svg:x="21.32cm" svg:y="1.5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2.449cm" svg:height="0.692cm" svg:x="21.555cm" svg:y="2.187cm">
          <draw:text-box>
            <text:p text:style-name="P3">- Examples</text:p>
          </draw:text-box>
        </draw:frame>
        <draw:connector draw:style-name="gr3" draw:text-style-name="P4" draw:layer="layout" draw:type="curve" svg:x1="5.064cm" svg:y1="3.457cm" svg:x2="5.96cm" svg:y2="9.117cm" draw:start-shape="id28" draw:end-shape="id1" draw:end-glue-point="3" svg:d="M5064 3457c-750 0-1198 5660 896 5660" svg:viewBox="0 0 1522 5661">
          <text:p/>
        </draw:connector>
        <draw:connector draw:style-name="gr3" draw:text-style-name="P4" draw:layer="layout" draw:type="curve" svg:x1="5.064cm" svg:y1="17.664cm" svg:x2="5.96cm" svg:y2="9.117cm" draw:start-shape="id25" draw:start-glue-point="3" draw:end-shape="id1" draw:end-glue-point="3" svg:d="M5064 17664c-750 0-1198-8547 896-8547" svg:viewBox="0 0 1522 85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0:44:54.758665548</meta:creation-date>
    <dc:date>2015-12-16T12:22:55.967392123</dc:date>
    <meta:editing-duration>PT1H31M5S</meta:editing-duration>
    <meta:editing-cycles>81</meta:editing-cycles>
    <meta:generator>LibreOffice/4.2.8.2$Linux_X86_64 LibreOffice_project/420m0$Build-2</meta:generator>
    <meta:document-statistic meta:object-count="86"/>
  </office:meta>
</office:document-meta>
</file>